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 style:font-adornments="Regular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 New" svg:font-family="'Courier New'" style:font-pitch="fixed"/>
    <style:font-face style:name="Nimbus Mono L" svg:font-family="'Nimbus Mono L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3" style:list-style-name="L5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gr4" style:family="graphic" style:parent-style-name="standard" style:list-style-name="L5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gr6" style:family="graphic" style:parent-style-name="Default_5f_3">
      <style:graphic-properties draw:fill="solid" draw:fill-color="#e6e6e6" draw:fill-image-width="0cm" draw:fill-image-height="0cm" draw:textarea-horizontal-align="justify" draw:textarea-vertical-align="middle" draw:shadow="visible" draw:shadow-offset-x="0.305cm" draw:shadow-offset-y="0.305cm"/>
    </style:style>
    <style:style style:name="gr7" style:family="graphic" style:parent-style-name="Default_5f_3" style:list-style-name="L5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pr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06cm" fo:min-width="0cm" fo:padding-top="0.123cm" fo:padding-bottom="0.123cm" fo:padding-left="0.234cm" fo:padding-right="0.234cm" draw:shadow="hidden" draw:shadow-color="#919191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51cm"/>
    </style:style>
    <style:style style:name="pr5" style:family="presentation" style:parent-style-name="Default-outline1">
      <style:graphic-properties draw:fill-color="#ffffff" draw:auto-grow-height="true" fo:min-height="12.576cm"/>
    </style:style>
    <style:style style:name="pr6" style:family="presentation" style:parent-style-name="Default-notes">
      <style:graphic-properties draw:fill-color="#ffffff" fo:min-height="12.19cm" fo:min-width="16.799cm"/>
    </style:style>
    <style:style style:name="pr7" style:family="presentation" style:parent-style-name="Default-title">
      <style:graphic-properties draw:fill-color="#ffffff" draw:auto-grow-height="true" fo:min-height="1.626cm"/>
    </style:style>
    <style:style style:name="pr8" style:family="presentation" style:parent-style-name="Default-outline1">
      <style:graphic-properties draw:fill-color="#ffffff" draw:auto-grow-height="true" fo:min-height="10.913cm"/>
    </style:style>
    <style:style style:name="pr9" style:family="presentation" style:parent-style-name="Default-outline1">
      <style:graphic-properties draw:fill-color="#ffffff" draw:auto-grow-height="true" fo:min-height="12.5cm"/>
    </style:style>
    <style:style style:name="pr10" style:family="presentation" style:parent-style-name="Default-outline1" style:list-style-name="L6">
      <style:graphic-properties draw:fill-color="#ffffff" draw:auto-grow-height="true" fo:min-height="13.402cm"/>
    </style:style>
    <style:style style:name="pr11" style:family="presentation" style:parent-style-name="Default-title">
      <style:graphic-properties draw:fill-color="#ffffff" draw:auto-grow-height="true" fo:min-height="1.45cm"/>
    </style:style>
    <style:style style:name="pr12" style:family="presentation" style:parent-style-name="Default-outline1">
      <style:graphic-properties draw:fill-color="#ffffff" draw:auto-grow-height="true" fo:min-height="13.402cm"/>
    </style:style>
    <style:style style:name="pr13" style:family="presentation" style:parent-style-name="Default-outline1">
      <style:graphic-properties draw:fill-color="#ffffff" draw:auto-grow-height="true" fo:min-height="14.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4pt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style:font-name="Nimbus Sans L"/>
    </style:style>
    <style:style style:name="P8" style:family="paragraph">
      <style:paragraph-properties fo:margin-left="0cm" fo:margin-right="0cm" fo:margin-top="0.2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9" style:family="paragraph">
      <loext:graphic-properties draw:fill-color="#ffffff"/>
      <style:paragraph-properties fo:margin-left="0.74cm" fo:margin-right="0cm" fo:margin-top="0.2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Arial"/>
    </style:style>
    <style:style style:name="P10" style:family="paragraph">
      <style:paragraph-properties fo:margin-left="0cm" fo:margin-right="0cm" fo:margin-top="0.01cm" fo:margin-bottom="0.01cm" fo:text-indent="0cm" style:text-autospace="none"/>
    </style:style>
    <style:style style:name="P11" style:family="paragraph">
      <loext:graphic-properties draw:fill="solid" draw:fill-color="#e6e6e6"/>
      <style:paragraph-properties fo:margin-left="0.74cm" fo:margin-right="0cm" fo:text-align="start" fo:text-indent="0cm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  <style:text-properties style:font-name="Arial"/>
    </style:style>
    <style:style style:name="P14" style:family="paragraph">
      <style:paragraph-properties fo:margin-left="0cm" fo:margin-right="0cm" fo:margin-top="0.1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15" style:family="paragraph">
      <loext:graphic-properties draw:fill-color="#ffffff"/>
      <style:paragraph-properties fo:margin-left="0.74cm" fo:margin-right="0cm" fo:margin-top="0.1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Nimbus Sans L" fo:font-size="24pt" style:font-size-asian="24pt" style:font-size-complex="24pt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margin-top="0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18" style:family="paragraph">
      <style:paragraph-properties fo:margin-left="0.74cm" fo:margin-right="0cm" fo:margin-top="0cm" fo:margin-bottom="0cm" fo:line-height="96%" fo:text-align="start" fo:text-indent="-0.74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19" style:family="paragraph">
      <style:paragraph-properties style:writing-mode="lr-tb"/>
    </style:style>
    <style:style style:name="P20" style:family="paragraph">
      <loext:graphic-properties draw:fill-color="#ffffff"/>
      <style:paragraph-properties fo:margin-left="0cm" fo:margin-right="0cm" fo:margin-top="0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Arial"/>
    </style:style>
    <style:style style:name="P21" style:family="paragraph">
      <style:paragraph-properties fo:margin-left="0cm" fo:margin-right="0cm" fo:text-align="end" fo:text-indent="0cm" style:punctuation-wrap="simple" style:line-break="normal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1.768cm" fo:margin-right="0cm" fo:margin-top="0.038cm" fo:margin-bottom="0cm" fo:line-height="96%" fo:text-align="start" fo:text-indent="-0.582cm" style:text-autospace="ideograph-alpha" style:punctuation-wrap="simple" style:line-break="normal" style:writing-mode="lr-tb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hyphenate="false"/>
    </style:style>
    <style:style style:name="P24" style:family="paragraph">
      <style:paragraph-properties fo:margin-left="0.74cm" fo:margin-right="0cm" fo:margin-top="0.117cm" fo:margin-bottom="0cm" fo:line-height="96%" fo:text-align="start" fo:text-indent="-0.74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25" style:family="paragraph">
      <loext:graphic-properties draw:fill-color="#ffffff"/>
      <style:paragraph-properties fo:margin-left="0.74cm" fo:margin-right="0cm" fo:margin-top="0.1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6" style:family="paragraph">
      <loext:graphic-properties draw:fill="solid" draw:fill-color="#e6e6e6"/>
      <style:paragraph-properties fo:margin-left="0.74cm" fo:margin-right="0cm" fo:text-align="start" fo:text-indent="0cm"/>
      <style:text-properties style:font-name="Courier New" fo:font-size="16pt" fo:font-weight="normal" style:font-weight-asian="normal" style:font-weight-complex="normal"/>
    </style:style>
    <style:style style:name="P27" style:family="paragraph">
      <loext:graphic-properties draw:fill-color="#ffffff"/>
      <style:paragraph-properties fo:margin-left="0cm" fo:margin-right="0cm" fo:text-indent="0cm"/>
      <style:text-properties style:font-name="Nimbus Mono L"/>
    </style:style>
    <style:style style:name="P28" style:family="paragraph">
      <style:paragraph-properties fo:margin-left="0.74cm" fo:margin-right="0cm" fo:text-indent="-0.74cm"/>
    </style:style>
    <style:style style:name="P29" style:family="paragraph">
      <loext:graphic-properties draw:fill-color="#ffffff"/>
      <style:paragraph-properties fo:margin-left="0.74cm" fo:margin-right="0cm" fo:text-indent="0cm"/>
    </style:style>
    <style:style style:name="P30" style:family="paragraph">
      <loext:graphic-properties draw:fill="solid" draw:fill-color="#e6e6e6" draw:fill-image-width="0cm" draw:fill-image-height="0cm"/>
      <style:paragraph-properties fo:text-align="start"/>
      <style:text-properties style:font-name="Courier New" fo:font-size="18pt"/>
    </style:style>
    <style:style style:name="P31" style:family="paragraph">
      <loext:graphic-properties draw:fill-color="#ffffff"/>
      <style:paragraph-properties fo:margin-left="0.74cm" fo:margin-right="0cm" fo:text-indent="0cm"/>
      <style:text-properties style:font-name="Arial"/>
    </style:style>
    <style:style style:name="P32" style:family="paragraph">
      <style:paragraph-properties fo:margin-left="0.74cm" fo:margin-right="0cm" fo:text-align="start" fo:text-indent="-0.74cm">
        <style:tab-stops>
          <style:tab-stop style:position="0cm"/>
          <style:tab-stop style:position="2.54cm"/>
          <style:tab-stop style:position="4.42cm"/>
          <style:tab-stop style:position="7.389cm"/>
          <style:tab-stop style:position="9.196cm"/>
          <style:tab-stop style:position="11.39cm"/>
          <style:tab-stop style:position="13.4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solid" draw:fill-color="#e6e6e6"/>
      <style:paragraph-properties fo:margin-left="0.74cm" fo:margin-right="0cm" fo:text-align="start" fo:text-indent="0cm">
        <style:tab-stops>
          <style:tab-stop style:position="0cm"/>
          <style:tab-stop style:position="2.54cm"/>
          <style:tab-stop style:position="4.42cm"/>
          <style:tab-stop style:position="7.389cm"/>
          <style:tab-stop style:position="9.196cm"/>
          <style:tab-stop style:position="11.39cm"/>
          <style:tab-stop style:position="13.4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Arial" fo:font-size="24pt" fo:language="en" fo:country="US" style:font-size-asian="24pt" style:font-size-complex="24pt"/>
    </style:style>
    <style:style style:name="T2" style:family="text">
      <style:text-properties style:font-name="Arial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style:font-name="Arial" fo:font-size="24pt" fo:language="en" fo:country="US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style:use-window-font-color="true" style:font-name="Arial" fo:font-size="28pt" fo:language="en" fo:country="US" fo:font-weight="bold" style:font-name-asian="Times New Roman" style:font-size-asian="28pt" style:font-weight-asian="bold" style:font-name-complex="Arial" style:font-size-complex="28pt" style:font-weight-complex="bold"/>
    </style:style>
    <style:style style:name="T5" style:family="text">
      <style:text-properties style:font-name="Arial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8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rial Unicode MS" style:font-size-asian="24pt" style:language-asian="en" style:country-asian="US" style:font-style-asian="normal" style:font-weight-asian="bold" style:font-name-complex="Tahoma1" style:font-size-complex="24pt" style:language-complex="en" style:country-complex="US" style:font-style-complex="normal" style:font-weight-complex="bold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name-asian="Arial Unicode MS" style:font-size-asian="18pt" style:font-style-asian="normal" style:font-weight-asian="normal" style:font-name-complex="Tahoma1" style:font-size-complex="18pt" style:font-style-complex="normal" style:font-weight-complex="normal" style:font-relief="none"/>
    </style:style>
    <style:style style:name="T13" style:family="text">
      <style:text-properties fo:language="en" fo:country="US" fo:font-weight="bold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font-name="Courier New" fo:font-size="16pt" fo:font-weight="normal" style:font-size-asian="12pt" style:font-weight-asian="normal" style:font-size-complex="12pt" style:font-weight-complex="normal"/>
    </style:style>
    <style:style style:name="T16" style:family="text">
      <style:text-properties style:font-name="Arial" fo:font-weight="bold"/>
    </style:style>
    <style:style style:name="T17" style:family="text">
      <style:text-properties style:font-name="Courier New" fo:font-size="18pt"/>
    </style:style>
    <style:style style:name="T18" style:family="text">
      <style:text-properties style:font-name="Courier New" fo:font-size="18pt" fo:font-weight="normal" style:font-weight-asian="normal" style:font-weight-complex="normal"/>
    </style:style>
    <style:style style:name="T19" style:family="text">
      <style:text-properties style:font-name="Arial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74cm"/>
        <style:text-properties style:font-name="Arial" fo:color="#000000" fo:font-size="100%"/>
      </text:list-level-style-bullet>
      <text:list-level-style-bullet text:level="2" text:bullet-char="–">
        <style:list-level-properties text:min-label-width="0.74cm"/>
        <style:text-properties style:font-name="Arial" fo:color="#000000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4cm"/>
        <style:text-properties style:font-name="Arial" fo:color="#000000" fo:font-size="100%"/>
      </text:list-level-style-bullet>
      <text:list-level-style-bullet text:level="2" text:bullet-char="►">
        <style:list-level-properties text:space-before="1.186cm" text:min-label-width="0.582cm"/>
        <style:text-properties fo:font-family="Arial" style:font-style-name="normal" style:font-family-generic="swiss" style:font-pitch="variable" fo:color="#ff3366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12.065cm" svg:height="9.752cm" svg:x="6.985cm" svg:y="5.008cm" presentation:class="outline" presentation:user-transformed="true">
          <draw:text-box>
            <text:list text:style-name="L1">
              <text:list-header>
                <text:p text:style-name="P1"><text:span text:style-name="T1">Agenda</text:span></text:p>
              </text:list-header>
            </text:list>
            <text:p text:style-name="P2"><text:span text:style-name="T1"/></text:p>
            <text:p text:style-name="P2"><text:span text:style-name="T2">1. Verden før Systemd</text:span></text:p>
            <text:p text:style-name="P2"><text:span text:style-name="T3">2. Diskussionen om Systemd</text:span></text:p>
            <text:p text:style-name="P2"><text:span text:style-name="T1">3. Logging</text:span></text:p>
            <text:p text:style-name="P2"><text:span text:style-name="T1">4. Timers</text:span></text:p>
            <text:p text:style-name="P2"><text:span text:style-name="T1"/></text:p>
          </draw:text-box>
        </draw:frame>
        <draw:frame presentation:style-name="pr2" draw:text-style-name="P4" draw:layer="layout" svg:width="4.794cm" svg:height="1.554cm" svg:x="10.303cm" svg:y="0.723cm" presentation:class="title" presentation:user-transformed="true">
          <draw:text-box>
            <text:p text:style-name="P1"><text:span text:style-name="T4">Systemd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Boot processen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>Lidt kerne-kode, hvor der ledes efter et init-program.</text:span></text:p>
            <text:p text:style-name="P8"><text:span text:style-name="T6"/></text:p>
          </draw:text-box>
        </draw:frame>
        <draw:rect draw:style-name="gr1" draw:text-style-name="P11" draw:layer="layout" svg:width="23cm" svg:height="11.5cm" svg:x="1.2cm" svg:y="5cm">
          <text:p text:style-name="P10"><text:span text:style-name="T8"><text:s/></text:span><text:span text:style-name="T8">$ cat init/main.c</text:span></text:p>
          <text:p text:style-name="P10"><text:span text:style-name="T8"><text:s/></text:span><text:span text:style-name="T8">[...]</text:span></text:p>
          <text:p text:style-name="P10"><text:span text:style-name="T8"><text:s/></text:span><text:span text:style-name="T8">static noinline int init_post(void)</text:span></text:p>
          <text:p text:style-name="P10"><text:span text:style-name="T8"><text:s/></text:span><text:span text:style-name="T8">{</text:span></text:p>
          <text:p text:style-name="P10"><text:span text:style-name="T8"><text:s/></text:span><text:span text:style-name="T8">[...]</text:span></text:p>
          <text:p text:style-name="P10"><text:span text:style-name="T8"><text:tab/></text:span><text:span text:style-name="T8">if (execute_command) {</text:span></text:p>
          <text:p text:style-name="P10"><text:span text:style-name="T8"><text:tab/></text:span><text:span text:style-name="T8"><text:tab/></text:span><text:span text:style-name="T8">run_init_process(execute_command);</text:span></text:p>
          <text:p text:style-name="P10"><text:span text:style-name="T8"><text:tab/></text:span><text:span text:style-name="T8"><text:tab/></text:span><text:span text:style-name="T8">printk(KERN_WARNING "Failed to execute %s. <text:s/>Attempting "</text:span></text:p>
          <text:p text:style-name="P10"><text:span text:style-name="T8"><text:tab/></text:span><text:span text:style-name="T8"><text:tab/></text:span><text:span text:style-name="T8"><text:tab/></text:span><text:span text:style-name="T8"> <text:s text:c="11"/></text:span><text:span text:style-name="T8">"defaults...\n", execute_command);</text:span></text:p>
          <text:p text:style-name="P10"><text:span text:style-name="T8"><text:tab/></text:span><text:span text:style-name="T8">}</text:span></text:p>
          <text:p text:style-name="P10"><text:span text:style-name="T8"><text:tab/></text:span><text:span text:style-name="T8">run_init_process("</text:span><text:span text:style-name="T9">/sbin/init</text:span><text:span text:style-name="T8">");</text:span></text:p>
          <text:p text:style-name="P10"><text:span text:style-name="T8"><text:tab/></text:span><text:span text:style-name="T8">run_init_process("</text:span><text:span text:style-name="T9">/etc/init</text:span><text:span text:style-name="T8">");</text:span></text:p>
          <text:p text:style-name="P10"><text:span text:style-name="T8"><text:tab/></text:span><text:span text:style-name="T8">run_init_process("</text:span><text:span text:style-name="T9">/bin/init</text:span><text:span text:style-name="T8">");</text:span></text:p>
          <text:p text:style-name="P10"><text:span text:style-name="T8"><text:tab/></text:span><text:span text:style-name="T8">run_init_process("/bin/sh");</text:span></text:p>
          <text:p text:style-name="P10"><text:span text:style-name="T8"/></text:p>
          <text:p text:style-name="P10"><text:span text:style-name="T8"><text:tab/></text:span><text:span text:style-name="T8">panic("No init found. <text:s/>Try passing init= option to kernel.");</text:span></text:p>
          <text:p text:style-name="P10"><text:span text:style-name="T8">}</text:span></text:p>
        </draw:rect>
        <presentation:notes draw:style-name="dp2">
          <draw:page-thumbnail draw:style-name="gr2" draw:layer="layout" svg:width="13.542cm" svg:height="10.155cm" svg:x="2.752cm" svg:y="2.033cm" draw:page-number="2" presentation:class="page"/>
          <draw:frame presentation:style-name="pr6" draw:text-style-name="P12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22.699cm" svg:height="1.626cm" svg:x="1.301cm" svg:y="0.5cm" presentation:class="title" presentation:user-transformed="true">
          <draw:text-box>
            <text:p>Linux Standard Base Specification (LSB)</text:p>
          </draw:text-box>
        </draw:frame>
        <draw:frame presentation:style-name="pr8" draw:text-style-name="P15" draw:layer="layout" svg:width="22.168cm" svg:height="10.913cm" svg:x="1.5cm" svg:y="3.5cm" presentation:class="outline" presentation:user-transformed="true">
          <draw:text-box>
            <text:list text:style-name="L1">
              <text:list-item>
                <text:p text:style-name="P14"><text:span text:style-name="T10">Linux Standard Base Specification (LSB) defines a binary interface for application programs. </text:span></text:p>
                <text:p text:style-name="P14"><text:span text:style-name="T10"/></text:p>
              </text:list-item>
              <text:list-item>
                <text:p text:style-name="P14"><text:span text:style-name="T10">Location: http://refspecs.linux-foundation.org/lsb.shtml</text:span></text:p>
                <text:p text:style-name="P14"><text:span text:style-name="T10"/></text:p>
              </text:list-item>
              <text:list-item>
                <text:p text:style-name="P14"><text:span text:style-name="T10">LSB core-section, chapter 22 defines the so-called "System Initialization". 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542cm" svg:height="10.155cm" svg:x="2.752cm" svg:y="2.033cm" draw:page-number="3" presentation:class="page"/>
          <draw:frame presentation:style-name="pr6" draw:text-style-name="P16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init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2.803cm" svg:height="1.451cm" svg:x="1.301cm" svg:y="0.675cm" presentation:class="title" presentation:user-transformed="true">
          <draw:text-box>
            <text:p text:style-name="P6"><text:span text:style-name="T5">The init process</text:span></text:p>
          </draw:text-box>
        </draw:frame>
        <draw:frame presentation:style-name="pr9" draw:text-style-name="P20" draw:layer="layout" svg:width="22.168cm" svg:height="12.5cm" svg:x="1.832cm" svg:y="3cm" presentation:class="outline" presentation:user-transformed="true">
          <draw:text-box>
            <text:p text:style-name="P17"><text:span text:style-name="T11">init is the parent of all processes. It reads the file</text:span><text:span text:style-name="T11"><text:line-break/></text:span><text:span text:style-name="T11">/etc/inittab, and creates processes based on it.</text:span></text:p>
            <text:p text:style-name="P17"><text:span text:style-name="T11"/></text:p>
            <text:p text:style-name="P17"><text:span text:style-name="T11">A “runlevel” is a software configuration and init can be in one of the following runlevels:</text:span></text:p>
            <text:p text:style-name="P18"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12">Runlevel 0 (reserved)</text:span><text:span text:style-name="T6">: used to halt the system</text:span></text:p>
                      </text:list-item>
                      <text:list-item>
                        <text:p text:style-name="P19"><text:span text:style-name="T12">Runlevel 1 (reserved)</text:span><text:span text:style-name="T6">: used to get the system in single user mode</text:span></text:p>
                      </text:list-item>
                      <text:list-item>
                        <text:p text:style-name="P19"><text:span text:style-name="T12">Runlevel 2-5</text:span><text:span text:style-name="T6">: multiuser runlevels</text:span></text:p>
                      </text:list-item>
                      <text:list-item>
                        <text:p text:style-name="P19"><text:span text:style-name="T12">Runlevel 6</text:span><text:span text:style-name="T6">: used to reboot the system</text:span></text:p>
                      </text:list-item>
                      <text:list-item>
                        <text:p text:style-name="P19"><text:span text:style-name="T12">Runlevel s or S</text:span><text:span text:style-name="T6">: Single user mode, /etc/rcS.d/* are executed during boot of the system.</text:span></text:p>
                      </text:list-item>
                      <text:list-item>
                        <text:p text:style-name="P19"><text:span text:style-name="T12">Runlevel A, B and C</text:span><text:span text:style-name="T6">: “on demand” runlevels, the actual runlevel is unchanged, but the actions associated with the level are execut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22" draw:layer="layout" svg:width="2.541cm" svg:height="1.02cm" svg:x="22.862cm" svg:y="-0.02cm">
          <text:p text:style-name="P21"><text:span text:style-name="T13">202.1</text:span></text:p>
        </draw:rect>
        <presentation:notes draw:style-name="dp2">
          <draw:page-thumbnail draw:style-name="gr2" draw:layer="layout" svg:width="13.542cm" svg:height="10.155cm" svg:x="2.752cm" svg:y="2.033cm" draw:page-number="4" presentation:class="page"/>
          <draw:frame presentation:style-name="pr6" draw:text-style-name="P12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inittab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2.803cm" svg:height="1.451cm" svg:x="1.301cm" svg:y="0.675cm" presentation:class="title" presentation:user-transformed="true">
          <draw:text-box>
            <text:p text:style-name="P6"><text:span text:style-name="T5">Configuring /etc/inittab</text:span></text:p>
          </draw:text-box>
        </draw:frame>
        <draw:frame presentation:style-name="pr10" draw:text-style-name="P25" draw:layer="layout" svg:width="22.939cm" svg:height="13.402cm" svg:x="1.561cm" svg:y="2.924cm" presentation:class="outline" presentation:user-transformed="true">
          <draw:text-box>
            <text:list text:style-name="L1">
              <text:list-header>
                <text:p text:style-name="P14"><text:span text:style-name="T7"/></text:p>
              </text:list-header>
              <text:list-item>
                <text:p text:style-name="P14"><text:span text:style-name="T7">An entry in this file have the format:</text:span></text:p>
              </text:list-item>
            </text:list>
            <text:p text:style-name="P23"><text:span text:style-name="T14">id:runlevels:action:process [paramters to process]</text:span></text:p>
            <text:list text:continue-numbering="true" text:style-name="L1">
              <text:list-item>
                <text:p text:style-name="P14"><text:span text:style-name="T7">A sample inittab:</text:span></text:p>
              </text:list-item>
            </text:list>
            <text:p text:style-name="P24"><text:span text:style-name="T5"/></text:p>
          </draw:text-box>
        </draw:frame>
        <draw:rect draw:style-name="gr4" draw:text-style-name="P26" draw:layer="layout" svg:width="23cm" svg:height="9cm" svg:x="1.5cm" svg:y="7cm">
          <text:p text:style-name="P10"><text:span text:style-name="T15"><text:s/></text:span><text:span text:style-name="T15">id:2:initdefault</text:span></text:p>
          <text:p text:style-name="P10"><text:span text:style-name="T15"><text:s/></text:span><text:span text:style-name="T15"># First script to be executed</text:span></text:p>
          <text:p text:style-name="P10"><text:span text:style-name="T15"><text:s/></text:span><text:span text:style-name="T15">si::sysinit:/etc/init.d/rcS</text:span></text:p>
          <text:p text:style-name="P10"><text:span text:style-name="T15"><text:s/></text:span><text:span text:style-name="T15">l0:0:wait:/etc/init.d/rc 0</text:span></text:p>
          <text:p text:style-name="P10"><text:span text:style-name="T15"><text:s/></text:span><text:span text:style-name="T15">l1:1:wait:/etc/init.d/rc 1</text:span></text:p>
          <text:p text:style-name="P10"><text:span text:style-name="T15"><text:s/></text:span><text:span text:style-name="T15">l2:2:wait:/etc/init.d/rc 2</text:span></text:p>
          <text:p text:style-name="P10"><text:span text:style-name="T15"><text:s/></text:span><text:span text:style-name="T15">l3:3:wait:/etc/init.d/rc 3</text:span></text:p>
          <text:p text:style-name="P10"><text:span text:style-name="T15"><text:s/></text:span><text:span text:style-name="T15">l4:4:wait:/etc/init.d/rc 4</text:span></text:p>
          <text:p text:style-name="P10"><text:span text:style-name="T15"><text:s/></text:span><text:span text:style-name="T15">l5:5:wait:/etc/init.d/rc 5</text:span></text:p>
          <text:p text:style-name="P10"><text:span text:style-name="T15"><text:s/></text:span><text:span text:style-name="T15">l6:6:wait:/etc/init.d/rc 6</text:span></text:p>
          <text:p text:style-name="P10"><text:span text:style-name="T15"><text:s/></text:span><text:span text:style-name="T15">1:2345:respawn:/sbin/getty 38400 tty1</text:span></text:p>
          <text:p text:style-name="P10"><text:span text:style-name="T15"><text:s/></text:span><text:span text:style-name="T15">2:23:respawn:/sbin/getty 38400 tty2</text:span></text:p>
        </draw:rect>
        <draw:rect draw:style-name="gr5" draw:text-style-name="P22" draw:layer="layout" svg:width="2.541cm" svg:height="1.02cm" svg:x="22.862cm" svg:y="-0.02cm">
          <text:p text:style-name="P21"><text:span text:style-name="T13">202.1</text:span></text:p>
        </draw:rect>
        <presentation:notes draw:style-name="dp2">
          <draw:page-thumbnail draw:style-name="gr2" draw:layer="layout" svg:width="13.542cm" svg:height="10.155cm" svg:x="2.752cm" svg:y="2.033cm" draw:page-number="5" presentation:class="page"/>
          <draw:frame presentation:style-name="pr6" draw:text-style-name="P12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rc" draw:style-name="dp1" draw:master-page-name="Default" presentation:presentation-page-layout-name="AL1T1">
        <office:forms form:automatic-focus="false" form:apply-design-mode="false"/>
        <draw:frame presentation:style-name="pr11" draw:text-style-name="P27" draw:layer="layout" svg:width="22.803cm" svg:height="1.45cm" svg:x="1.301cm" svg:y="0.675cm" presentation:class="title">
          <draw:text-box>
            <text:p text:style-name="P6"><text:span text:style-name="T5">/etc/init.d/rc</text:span></text:p>
          </draw:text-box>
        </draw:frame>
        <draw:frame presentation:style-name="pr12" draw:text-style-name="P29" draw:layer="layout" svg:width="22.939cm" svg:height="13.402cm" svg:x="1.561cm" svg:y="2.924cm" presentation:class="outline" presentation:user-transformed="true">
          <draw:text-box>
            <text:p text:style-name="P6"><text:span text:style-name="T5">For each of the runlevels 0-6 there is an entry in: </text:span><text:span text:style-name="T5"><text:line-break/></text:span><text:span text:style-name="T5">/etc/inittab that executes: </text:span><text:span text:style-name="T5"><text:line-break/></text:span><text:span text:style-name="T16">/etc/init.d/rc ?</text:span></text:p>
            <text:p text:style-name="P28"><text:span text:style-name="T16"/></text:p>
            <text:p text:style-name="P28"><text:span text:style-name="T16"/></text:p>
            <text:p text:style-name="P6"><text:span text:style-name="T5">So </text:span><text:span text:style-name="T16">/etc/init.d/rc</text:span><text:span text:style-name="T5"> is called with the runlevel as a parameter</text:span></text:p>
            <text:p text:style-name="P6"><text:span text:style-name="T5">The rc-script now inspect the corresponding directory for processes to stop and start.</text:span></text:p>
          </draw:text-box>
        </draw:frame>
        <draw:rect draw:style-name="gr3" draw:text-style-name="P22" draw:layer="layout" svg:width="2.541cm" svg:height="1.02cm" svg:x="22.862cm" svg:y="-0.02cm">
          <text:p text:style-name="P21"><text:span text:style-name="T13">202.1</text:span></text:p>
        </draw:rect>
        <draw:rect draw:style-name="gr6" draw:text-style-name="P30" draw:layer="layout" svg:width="21.354cm" svg:height="1.127cm" svg:x="2.146cm" svg:y="5.873cm">
          <text:p text:style-name="P28"><text:span text:style-name="T17"><text:s/></text:span><text:span text:style-name="T18"><text:s/></text:span><text:span text:style-name="T18">l2:2:wait:/etc/init.d/rc 2</text:span></text:p>
        </draw:rect>
        <presentation:notes draw:style-name="dp2">
          <draw:page-thumbnail draw:style-name="gr2" draw:layer="layout" svg:width="13.542cm" svg:height="10.155cm" svg:x="2.752cm" svg:y="2.033cm" draw:page-number="6" presentation:class="page"/>
          <draw:frame presentation:style-name="pr6" draw:text-style-name="P12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init.d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2.803cm" svg:height="1.451cm" svg:x="1.301cm" svg:y="0.675cm" presentation:class="title" presentation:user-transformed="true">
          <draw:text-box>
            <text:p text:style-name="P6"><text:span text:style-name="T5">/etc/rc directories</text:span></text:p>
          </draw:text-box>
        </draw:frame>
        <draw:frame presentation:style-name="pr13" draw:text-style-name="P31" draw:layer="layout" svg:width="22.939cm" svg:height="14.12cm" svg:x="1.561cm" svg:y="2.924cm" presentation:class="outline" presentation:user-transformed="true">
          <draw:text-box>
            <text:p text:style-name="P6"><text:span text:style-name="T5">The directory /etc contains several, runlevel specific, directories:</text:span></text:p>
            <text:p text:style-name="P28"><text:span text:style-name="T5"/></text:p>
            <text:p text:style-name="P28"><text:span text:style-name="T5"/></text:p>
            <text:p text:style-name="P28"><text:span text:style-name="T5"/></text:p>
            <text:p text:style-name="P6"><text:span text:style-name="T5">Each of these contain runlevel specific links to scripts in</text:span><text:span text:style-name="T5"><text:line-break/></text:span><text:span text:style-name="T5">/etc/init.d: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5">K* Scripts are executed with “stop” as argument</text:span></text:p>
                      </text:list-item>
                      <text:list-item>
                        <text:p><text:span text:style-name="T5">S* scripts are executed with “start” as argument</text:span></text:p>
                      </text:list-item>
                      <text:list-item>
                        <text:p><text:span text:style-name="T5">The K* and S* scripts are named with a 2 digit number followed by a name in order to control the order of execution (eg. K20gpm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33" draw:layer="layout" svg:width="23cm" svg:height="3cm" svg:x="1.2cm" svg:y="4.112cm">
          <text:list text:style-name="L5">
            <text:list-item>
              <text:list>
                <text:list-header>
                  <text:p text:style-name="P32"><text:span text:style-name="T8">$ ls -d /etc/rc.d/rc*</text:span></text:p>
                  <text:list>
                    <text:list-header>
                      <text:p text:style-name="P32"><text:span text:style-name="T8">/etc/rc.d/rc0.d /etc/rc.d/rc3.d /etc/rc.d/rc6.d</text:span></text:p>
                      <text:p text:style-name="P32"><text:span text:style-name="T8">/etc/rc.d/rc1.d /etc/rc.d/rc4.d /etc/rc.d/rcS.d</text:span></text:p>
                      <text:p text:style-name="P32"><text:span text:style-name="T8">/etc/rc.d/rc2.d /etc/rc.d/rc5.d <text:s text:c="2"/></text:span></text:p>
                    </text:list-header>
                  </text:list>
                </text:list-header>
              </text:list>
            </text:list-item>
          </text:list>
        </draw:rect>
        <draw:rect draw:style-name="gr3" draw:text-style-name="P22" draw:layer="layout" svg:width="2.541cm" svg:height="1.02cm" svg:x="22.863cm" svg:y="-0.02cm">
          <text:p text:style-name="P21"><text:span text:style-name="T13">202.1</text:span></text:p>
        </draw:rect>
        <presentation:notes draw:style-name="dp2">
          <draw:page-thumbnail draw:style-name="gr2" draw:layer="layout" svg:width="13.542cm" svg:height="10.155cm" svg:x="2.752cm" svg:y="2.033cm" draw:page-number="7" presentation:class="page"/>
          <draw:frame presentation:style-name="pr6" draw:text-style-name="P12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2.803cm" svg:height="1.451cm" svg:x="1.301cm" svg:y="0.675cm" presentation:class="title" presentation:user-transformed="true">
          <draw:text-box>
            <text:p text:style-name="P6"><text:span text:style-name="T5">chkconfig and update-rc.d</text:span></text:p>
          </draw:text-box>
        </draw:frame>
        <draw:rect draw:style-name="gr5" draw:text-style-name="P22" draw:layer="layout" svg:width="2.541cm" svg:height="1.02cm" svg:x="22.863cm" svg:y="-0.02cm">
          <text:p text:style-name="P21"><text:span text:style-name="T13">202.1</text:span></text:p>
        </draw:rect>
        <draw:frame presentation:style-name="pr13" draw:text-style-name="P31" draw:layer="layout" svg:width="22.939cm" svg:height="14.12cm" svg:x="1.562cm" svg:y="2.924cm" presentation:class="outline" presentation:user-transformed="true">
          <draw:text-box>
            <text:p/>
          </draw:text-box>
        </draw:frame>
        <draw:frame presentation:style-name="pr13" draw:text-style-name="P31" draw:layer="layout" svg:width="22.939cm" svg:height="14.12cm" svg:x="1.562cm" svg:y="2.924cm" presentation:class="outline" presentation:user-transformed="true">
          <draw:text-box>
            <text:p text:style-name="P6"><text:span text:style-name="T5">It is not recommended to manual create or remove links from /etc/init.d/ to the right runlevel under /etc/rc.d/</text:span></text:p>
            <text:p text:style-name="P6"><text:span text:style-name="T5"/></text:p>
            <text:p text:style-name="P6"><text:span text:style-name="T5">Instead one of the commands </text:span><text:span text:style-name="T19">chkconfig</text:span><text:span text:style-name="T5"> or </text:span><text:span text:style-name="T19">update-rc.d</text:span><text:span text:style-name="T5"> depending on the distribution.</text:span></text:p>
            <text:p text:style-name="P6"><text:span text:style-name="T5"/></text:p>
            <text:list text:style-name="L1">
              <text:list-item>
                <text:p text:style-name="P6"><text:span text:style-name="T5">chkconfig: </text:span><text:span text:style-name="T5"><text:tab/></text:span><text:span text:style-name="T5">suse, redhat, centos, fedora, ...</text:span></text:p>
              </text:list-item>
              <text:list-item>
                <text:p text:style-name="P6"><text:span text:style-name="T5">update-rc.d: </text:span><text:span text:style-name="T5"><text:tab/></text:span><text:span text:style-name="T5">ubuntu, debian, linux mint, ...</text:span></text:p>
              </text:list-item>
            </text:list>
          </draw:text-box>
        </draw:frame>
        <presentation:notes draw:style-name="dp2">
          <draw:page-thumbnail draw:style-name="gr2" draw:layer="layout" svg:width="13.542cm" svg:height="10.155cm" svg:x="2.752cm" svg:y="2.033cm" draw:page-number="8" presentation:class="page"/>
          <draw:frame presentation:style-name="pr6" draw:text-style-name="P12" draw:layer="layout" svg:width="15.236cm" svg:height="12.1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Helvetica" svg:font-family="Helvetica" style:font-adornments="Regular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 New" svg:font-family="'Courier New'" style:font-pitch="fixed"/>
    <style:font-face style:name="Nimbus Mono L" svg:font-family="'Nimbus Mono L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" fo:font-family="Tahoma" style:font-family-generic="swiss" style:font-pitch="variable" fo:font-size="18pt" fo:language="da" fo:country="DK" fo:text-shadow="1pt 1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2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2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" fo:font-family="Arial" style:font-family-generic="swiss" style:font-pitch="variable" fo:font-size="14pt" fo:language="da" fo:country="DK" fo:text-shadow="none" fo:font-weight="bold" style:letter-kerning="true" style:font-name-asian="Arial" style:font-family-asian="Arial" style:font-family-generic-asian="swiss" style:font-pitch-asian="variable" style:font-size-asian="14pt" style:font-style-asian="italic" style:font-weight-asian="normal" style:font-name-complex="Arial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2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2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00b8ff" draw:fill-gradient-name="Gradient_20_9" draw:fill-hatch-name="Hatch_20_1" draw:fill-image-name="Bitmape_20_1" draw:fill-image-width="0cm" draw:fill-image-height="0cm" draw:textarea-horizontal-align="right" draw:auto-grow-width="true" draw:shadow="hidden" draw:shadow-offset-x="0.3cm" draw:shadow-offset-y="0.3cm" draw:shadow-color="#808080" draw:end-guide="0.1cm">
        <text:list-style style:name="Default_5f_3" style:display-name="Default_3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style-name="Regular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  <style:text-properties fo:font-size="18pt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style:writing-mode="lr-tb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font-size="18pt"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1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rect draw:style-name="Mgr4" draw:text-style-name="MP5" draw:layer="backgroundobjects" svg:width="2.099cm" svg:height="1.019cm" svg:x="23.304cm" svg:y="-0.019cm">
        <text:p text:style-name="MP2"><text:span text:style-name="MT2">THECAMP 2017</text:span></text:p>
        <text:p text:style-name="MP2"><text:span text:style-name="MT2"/></text:p>
      </draw:rect>
      <presentation:notes style:page-layout-name="PM2">
        <draw:rect draw:style-name="Mgr5" draw:text-style-name="MP6" draw:layer="backgroundobjects" svg:width="19.05cm" svg:height="27.09cm" svg:x="0cm" svg:y="0cm">
          <text:p/>
        </draw:rect>
        <draw:frame draw:style-name="Mgr6" draw:text-style-name="MP7" draw:layer="backgroundobjects" svg:width="8.255cm" svg:height="1.354cm" svg:x="0cm" svg:y="0cm">
          <draw:text-box>
            <text:p/>
          </draw:text-box>
        </draw:frame>
        <draw:frame draw:style-name="Mgr7" draw:text-style-name="MP7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7" draw:layer="backgroundobjects" svg:width="8.255cm" svg:height="1.354cm" svg:x="0cm" svg:y="25.726cm">
          <draw:text-box>
            <text:p/>
          </draw:text-box>
        </draw:frame>
        <draw:frame draw:style-name="Mgr9" draw:text-style-name="MP7" draw:layer="backgroundobjects" svg:width="8.255cm" svg:height="1.354cm" svg:x="10.786cm" svg:y="25.726cm">
          <draw:text-box>
            <text:p text:style-name="MP8"><text:span text:style-name="MT3"><text:page-number>&lt;number&gt;</text:page-number></text:span></text:p>
          </draw:text-box>
        </draw:frame>
        <draw:g>
          <draw:line draw:style-name="Mgr10" draw:text-style-name="MP9" draw:layer="backgroundobjects" svg:x1="1.905cm" svg:y1="14cm" svg:x2="17.141cm" svg:y2="14cm">
            <text:p/>
          </draw:line>
          <draw:line draw:style-name="Mgr10" draw:text-style-name="MP9" draw:layer="backgroundobjects" svg:x1="1.905cm" svg:y1="15cm" svg:x2="17.141cm" svg:y2="15cm">
            <text:p/>
          </draw:line>
          <draw:line draw:style-name="Mgr10" draw:text-style-name="MP9" draw:layer="backgroundobjects" svg:x1="1.905cm" svg:y1="16cm" svg:x2="17.141cm" svg:y2="16cm">
            <text:p/>
          </draw:line>
          <draw:line draw:style-name="Mgr10" draw:text-style-name="MP9" draw:layer="backgroundobjects" svg:x1="1.905cm" svg:y1="17cm" svg:x2="17.141cm" svg:y2="17cm">
            <text:p/>
          </draw:line>
          <draw:line draw:style-name="Mgr10" draw:text-style-name="MP9" draw:layer="backgroundobjects" svg:x1="1.905cm" svg:y1="18cm" svg:x2="17.141cm" svg:y2="18cm">
            <text:p/>
          </draw:line>
          <draw:line draw:style-name="Mgr10" draw:text-style-name="MP9" draw:layer="backgroundobjects" svg:x1="1.905cm" svg:y1="19cm" svg:x2="17.141cm" svg:y2="19cm">
            <text:p/>
          </draw:line>
          <draw:line draw:style-name="Mgr10" draw:text-style-name="MP9" draw:layer="backgroundobjects" svg:x1="1.905cm" svg:y1="20cm" svg:x2="17.141cm" svg:y2="20cm">
            <text:p/>
          </draw:line>
          <draw:line draw:style-name="Mgr10" draw:text-style-name="MP9" draw:layer="backgroundobjects" svg:x1="1.905cm" svg:y1="21cm" svg:x2="17.141cm" svg:y2="21cm">
            <text:p/>
          </draw:line>
          <draw:line draw:style-name="Mgr10" draw:text-style-name="MP9" draw:layer="backgroundobjects" svg:x1="1.905cm" svg:y1="22cm" svg:x2="17.141cm" svg:y2="22cm">
            <text:p/>
          </draw:line>
          <draw:line draw:style-name="Mgr10" draw:text-style-name="MP9" draw:layer="backgroundobjects" svg:x1="1.905cm" svg:y1="23cm" svg:x2="17.141cm" svg:y2="23cm">
            <text:p/>
          </draw:line>
          <draw:line draw:style-name="Mgr10" draw:text-style-name="MP9" draw:layer="backgroundobjects" svg:x1="1.905cm" svg:y1="24cm" svg:x2="17.141cm" svg:y2="24cm">
            <text:p/>
          </draw:line>
          <draw:line draw:style-name="Mgr10" draw:text-style-name="MP9" draw:layer="backgroundobjects" svg:x1="1.905cm" svg:y1="25cm" svg:x2="17.141cm" svg:y2="25cm">
            <text:p/>
          </draw:line>
        </draw:g>
        <draw:rect draw:style-name="Mgr11" draw:text-style-name="MP10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6cd4f1ef626f15116896b1d8e1398b56da0d0ee1</meta:generator>
    <dc:title>TheCamp 2017 - Systemd 1/6</dc:title>
    <meta:creation-date>2015-07-11T01:34:59.674111429</meta:creation-date>
    <meta:editing-cycles>19</meta:editing-cycles>
    <meta:editing-duration>PT45M33S</meta:editing-duration>
    <meta:initial-creator>tusk </meta:initial-creator>
    <dc:date>2017-07-28T09:35:16.469151015</dc:date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